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5fb" officeooo:paragraph-rsid="000285fb"/>
    </style:style>
    <style:style style:name="P2" style:family="paragraph" style:parent-style-name="Standard">
      <style:text-properties officeooo:rsid="0007b02a" officeooo:paragraph-rsid="0007b02a"/>
    </style:style>
    <style:style style:name="P3" style:family="paragraph" style:parent-style-name="Standard">
      <style:text-properties officeooo:rsid="000d9c1a" officeooo:paragraph-rsid="000d9c1a"/>
    </style:style>
    <style:style style:name="P4" style:family="paragraph" style:parent-style-name="Standard">
      <style:text-properties officeooo:rsid="0035842a" officeooo:paragraph-rsid="0035842a"/>
    </style:style>
    <style:style style:name="P5" style:family="paragraph" style:parent-style-name="Standard">
      <style:text-properties officeooo:rsid="00705bc0" officeooo:paragraph-rsid="00705bc0"/>
    </style:style>
    <style:style style:name="P6" style:family="paragraph" style:parent-style-name="Standard">
      <style:paragraph-properties fo:break-before="page"/>
      <style:text-properties officeooo:rsid="0035842a" officeooo:paragraph-rsid="0035842a"/>
    </style:style>
    <style:style style:name="P7" style:family="paragraph" style:parent-style-name="Standard" style:list-style-name="L1">
      <style:text-properties officeooo:rsid="000285fb" officeooo:paragraph-rsid="000285fb"/>
    </style:style>
    <style:style style:name="P8" style:family="paragraph" style:parent-style-name="Standard" style:list-style-name="L1">
      <style:text-properties officeooo:rsid="0002f0fd" officeooo:paragraph-rsid="0002f0fd"/>
    </style:style>
    <style:style style:name="P9" style:family="paragraph" style:parent-style-name="Standard" style:list-style-name="L1">
      <style:text-properties officeooo:rsid="000519fc" officeooo:paragraph-rsid="000519fc"/>
    </style:style>
    <style:style style:name="P10" style:family="paragraph" style:parent-style-name="Standard" style:list-style-name="L1">
      <style:text-properties officeooo:rsid="0005df95" officeooo:paragraph-rsid="0005df95"/>
    </style:style>
    <style:style style:name="P11" style:family="paragraph" style:parent-style-name="Standard" style:list-style-name="L1">
      <style:text-properties officeooo:rsid="0007300c" officeooo:paragraph-rsid="0007300c"/>
    </style:style>
    <style:style style:name="P12" style:family="paragraph" style:parent-style-name="Standard" style:list-style-name="L1">
      <style:text-properties officeooo:rsid="0007b02a" officeooo:paragraph-rsid="0007b02a"/>
    </style:style>
    <style:style style:name="P13" style:family="paragraph" style:parent-style-name="Standard" style:list-style-name="L1">
      <style:text-properties officeooo:rsid="006d9b74" officeooo:paragraph-rsid="006d9b74"/>
    </style:style>
    <style:style style:name="P14" style:family="paragraph" style:parent-style-name="Standard" style:list-style-name="L1">
      <style:text-properties officeooo:rsid="006ba0b9" officeooo:paragraph-rsid="006ba0b9"/>
    </style:style>
    <style:style style:name="P15" style:family="paragraph" style:parent-style-name="Standard" style:list-style-name="L1">
      <style:text-properties officeooo:rsid="006baaad" officeooo:paragraph-rsid="006baaad"/>
    </style:style>
    <style:style style:name="P16" style:family="paragraph" style:parent-style-name="Standard" style:list-style-name="L1">
      <style:text-properties officeooo:rsid="006c645f" officeooo:paragraph-rsid="006c645f"/>
    </style:style>
    <style:style style:name="P17" style:family="paragraph" style:parent-style-name="Standard" style:list-style-name="L1">
      <style:text-properties officeooo:rsid="00099d41" officeooo:paragraph-rsid="006790d0"/>
    </style:style>
    <style:style style:name="P18" style:family="paragraph" style:parent-style-name="Standard" style:list-style-name="L1">
      <style:text-properties officeooo:rsid="00099d41" officeooo:paragraph-rsid="00099d41"/>
    </style:style>
    <style:style style:name="P19" style:family="paragraph" style:parent-style-name="Standard" style:list-style-name="L1">
      <style:text-properties officeooo:rsid="000d8d1c" officeooo:paragraph-rsid="000d8d1c"/>
    </style:style>
    <style:style style:name="P20" style:family="paragraph" style:parent-style-name="Standard" style:list-style-name="L1">
      <style:text-properties officeooo:rsid="006916cd" officeooo:paragraph-rsid="006916cd"/>
    </style:style>
    <style:style style:name="P21" style:family="paragraph" style:parent-style-name="Standard" style:list-style-name="L1">
      <style:text-properties officeooo:rsid="006a1ca5" officeooo:paragraph-rsid="006a1ca5"/>
    </style:style>
    <style:style style:name="P22" style:family="paragraph" style:parent-style-name="Standard" style:list-style-name="L1">
      <style:text-properties officeooo:rsid="000c225c" officeooo:paragraph-rsid="000c225c"/>
    </style:style>
    <style:style style:name="P23" style:family="paragraph" style:parent-style-name="Standard" style:list-style-name="L2">
      <style:text-properties officeooo:rsid="00705bc0" officeooo:paragraph-rsid="00705bc0"/>
    </style:style>
    <style:style style:name="P24" style:family="paragraph" style:parent-style-name="Standard">
      <style:text-properties officeooo:rsid="0071a055" officeooo:paragraph-rsid="0071a055"/>
    </style:style>
    <style:style style:name="P25" style:family="paragraph" style:parent-style-name="Standard" style:list-style-name="L3">
      <style:text-properties officeooo:rsid="0071a055" officeooo:paragraph-rsid="0071a055"/>
    </style:style>
    <style:style style:name="P26" style:family="paragraph" style:parent-style-name="Standard">
      <style:paragraph-properties fo:break-before="page"/>
      <style:text-properties officeooo:rsid="0071a055" officeooo:paragraph-rsid="0071a055"/>
    </style:style>
    <style:style style:name="T1" style:family="text">
      <style:text-properties style:text-position="super 58%"/>
    </style:style>
    <style:style style:name="T2" style:family="text">
      <style:text-properties officeooo:rsid="00070a2e"/>
    </style:style>
    <style:style style:name="T3" style:family="text">
      <style:text-properties officeooo:rsid="000a3b4d"/>
    </style:style>
    <style:style style:name="T4" style:family="text">
      <style:text-properties officeooo:rsid="000d8d1c"/>
    </style:style>
    <style:style style:name="T5" style:family="text">
      <style:text-properties officeooo:rsid="000d9c1a"/>
    </style:style>
    <style:style style:name="T6" style:family="text">
      <style:text-properties officeooo:rsid="000ea3ba"/>
    </style:style>
    <style:style style:name="T7" style:family="text">
      <style:text-properties officeooo:rsid="000f0f20"/>
    </style:style>
    <style:style style:name="T8" style:family="text">
      <style:text-properties fo:font-weight="bold" style:font-weight-asian="bold" style:font-weight-complex="bold"/>
    </style:style>
    <style:style style:name="T9" style:family="text">
      <style:text-properties fo:font-weight="bold" officeooo:rsid="006baaad" style:font-weight-asian="bold" style:font-weight-complex="bold"/>
    </style:style>
    <style:style style:name="T10" style:family="text">
      <style:text-properties officeooo:rsid="0035a751"/>
    </style:style>
    <style:style style:name="T11" style:family="text">
      <style:text-properties officeooo:rsid="0044ae1c"/>
    </style:style>
    <style:style style:name="T12" style:family="text">
      <style:text-properties officeooo:rsid="006790d0"/>
    </style:style>
    <style:style style:name="T13" style:family="text">
      <style:text-properties officeooo:rsid="00694a13"/>
    </style:style>
    <style:style style:name="T14" style:family="text">
      <style:text-properties officeooo:rsid="006ba0b9"/>
    </style:style>
    <style:style style:name="T15" style:family="text">
      <style:text-properties officeooo:rsid="006f69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instorming – Thesis topics</text:p>
      <text:p text:style-name="P1"/>
      <text:p text:style-name="P1">Sidharth Dhawan</text:p>
      <text:p text:style-name="P1"/>
      <text:list xml:id="list9175340190195624675" text:style-name="L1">
        <text:list-item>
          <text:p text:style-name="P7">starting point:</text:p>
          <text:list>
            <text:list-item>
              <text:p text:style-name="P7">want to do a topic related to sentiment analysis</text:p>
              <text:list>
                <text:list-item>
                  <text:p text:style-name="P7">for example, have a machine quantify “happiness” levels of a famous person</text:p>
                </text:list-item>
                <text:list-item>
                  <text:p text:style-name="P7">for a president, I can use their presidential journals</text:p>
                </text:list-item>
                <text:list-item>
                  <text:p text:style-name="P7">for a congressional hearing, use a person's rhetoric on gun control to figure out which party they're from</text:p>
                </text:list-item>
              </text:list>
            </text:list-item>
            <text:list-item>
              <text:p text:style-name="P7">presidential diaries</text:p>
              <text:list>
                <text:list-item>
                  <text:p text:style-name="P7">“Reagan diaries”</text:p>
                </text:list-item>
                <text:list-item>
                  <text:p text:style-name="P7">There was also a mark twain autobiography; can use material from that</text:p>
                </text:list-item>
                <text:list-item>
                  <text:p text:style-name="P7"><text:a xlink:type="simple" xlink:href="https://en.wikipedia.org/wiki/List_of_diarists">https://en.wikipedia.org/wiki/List_of_diarists</text:a></text:p>
                  <text:list>
                    <text:list-item>
                      <text:p text:style-name="P7">John Adams and John Quincy Adams also have diaries.</text:p>
                    </text:list-item>
                  </text:list>
                </text:list-item>
              </text:list>
            </text:list-item>
            <text:list-item>
              <text:p text:style-name="P7">presidential papers</text:p>
              <text:list>
                <text:list-item>
                  <text:p text:style-name="P7">this is a list of all of a president's speeches, statements, public messages, etc.</text:p>
                </text:list-item>
                <text:list-item>
                  <text:p text:style-name="P8">does not seem totally complete – for example, I can't find lincoln's gettysburg address... what? <text:span text:style-name="T2">I can find his inaugural addresses though...</text:span></text:p>
                  <text:list>
                    <text:list-item>
                      <text:p text:style-name="P9">However, this does seem to be a bit more complete for the presidents of the 20<text:span text:style-name="T1">th</text:span> century.</text:p>
                    </text:list-item>
                    <text:list-item>
                      <text:p text:style-name="P10">There seem to be about 15 presidents in all... this may be too few? Or perhaps I can somehow use the “messages and papers” with a slightly different set of procedures?</text:p>
                    </text:list-item>
                    <text:list-item>
                      <text:p text:style-name="P10">Furthermore, one cannot download all the presidential papers in the list. One can only search the archives, and slowly look at one document at a time.</text:p>
                      <text:list>
                        <text:list-item>
                          <text:p text:style-name="P11">This issue has been solved by several people beforehand</text:p>
                        </text:list-item>
                        <text:list-item>
                          <text:p text:style-name="P11"><text:a xlink:type="simple" xlink:href="http://onlinebooks.library.upenn.edu/webbin/metabook?id=mppresidents">http://onlinebooks.library.upenn.edu/webbin/metabook?id=mppresidents</text:a></text:p>
                        </text:list-item>
                      </text:list>
                    </text:list-item>
                  </text:list>
                </text:list-item>
                <text:list-item>
                  <text:p text:style-name="P11"/>
                </text:list-item>
                <text:list-item>
                  <text:p text:style-name="P8">Also have to decide what I will be learning from this dataset. </text:p>
                  <text:list>
                    <text:list-item>
                      <text:p text:style-name="P8">Will I be learning about a president's happiness?</text:p>
                    </text:list-item>
                    <text:list-item>
                      <text:p text:style-name="P8">President's political opinions?</text:p>
                    </text:list-item>
                    <text:list-item>
                      <text:p text:style-name="P8">“Turmoil” during the presidency?</text:p>
                      <text:p text:style-name="P8"/>
                    </text:list-item>
                  </text:list>
                </text:list-item>
              </text:list>
            </text:list-item>
            <text:list-item>
              <text:p text:style-name="P12">Library of Congress manuscript reading room</text:p>
              <text:list>
                <text:list-item>
                  <text:list>
                    <text:list-item>
                      <text:p text:style-name="P13">I say that to get a good idea of how optimistic each president is, we try to get about 50-100,000 words of his looked at, and, for each sentence / paragraph, we decide whether the writing is optimistic on a scale of 1-5.</text:p>
                    </text:list-item>
                    <text:list-item>
                      <text:p text:style-name="P12">contains letters and other documents of many presidents. For example, there is a large collection (called “the Jackson papers”) of many of Jackson's hand-written letters, etc.</text:p>
                      <text:list>
                        <text:list-item>
                          <text:p text:style-name="P14"><text:span text:style-name="T8">Here is a site that has several digital collections. </text:span><text:span text:style-name="T9">And I'm one of the few people allowed to use it, because I'm at Princeton Univserity.</text:span> However, I'm not quite sure how to go about downloading everything...</text:p>
                        </text:list-item>
                        <text:list-item>
                          <text:p text:style-name="P14"><text:a xlink:type="simple" xlink:href="http://rotunda.upress.virginia.edu/founders/default.xqy?keys=JSMN-index-1-1&amp;mode=TOC">http://rotunda.upress.virginia.edu/founders/default.xqy?keys=JSMN-index-1-1&amp;mode=TOC</text:a></text:p>
                        </text:list-item>
                        <text:list-item>
                          <text:p text:style-name="P15">You may have to click on the documents one at a time... Annoying; <text:span text:style-name="T15">maybe not </text:span><text:soft-page-break/><text:span text:style-name="T15">doable without a web crawler</text:span>. Plus, you can easily just single out all the correspondences!</text:p>
                        </text:list-item>
                        <text:list-item>
                          <text:p text:style-name="P16">Also, you can find all the founding fathers there and just get all their documents.</text:p>
                        </text:list-item>
                      </text:list>
                    </text:list-item>
                    <text:list-item>
                      <text:p text:style-name="P17">Jackson papers: <text:a xlink:type="simple" xlink:href="http://www.loc.gov/collections/andrew-jackson-papers/about-this-collection/"><text:span text:style-name="T12">http://www.loc.gov/collections/andrew-jackson-papers/about-this-collection/</text:span></text:a></text:p>
                    </text:list-item>
                    <text:list-item>
                      <text:p text:style-name="P17"/>
                    </text:list-item>
                    <text:list-item>
                      <text:p text:style-name="P19">Jefferson papers<text:tab/></text:p>
                      <text:list>
                        <text:list-item>
                          <text:p text:style-name="P20">easily downloadable (simple) HTML format: <text:a xlink:type="simple" xlink:href="http://oll.libertyfund.org/titles/1734">http://oll.libertyfund.org/titles/1734</text:a>. Can convert this <text:span text:style-name="T13">manually to text </text:span>pretty easily. <text:span text:style-name="T14">If not, beautifulsoup should work.</text:span></text:p>
                        </text:list-item>
                        <text:list-item>
                          <text:p text:style-name="P20">I would estimate that it contains around 500,000 words.<text:line-break/></text:p>
                        </text:list-item>
                      </text:list>
                    </text:list-item>
                    <text:list-item>
                      <text:p text:style-name="P18">Lincoln papers</text:p>
                      <text:list>
                        <text:list-item>
                          <text:p text:style-name="P21">found one big, easily searchable text file. I think it has speeches as well as correspondences. <text:span text:style-name="T14">A</text:span>bout 200,000 words. <text:span text:style-name="T14">Text and HTML file saved in “data”</text:span></text:p>
                        </text:list-item>
                        <text:list-item>
                          <text:p text:style-name="P14">Here is another: <text:a xlink:type="simple" xlink:href="http://quod.lib.umich.edu/cgi/t/text/text-idx?page=browse&amp;c=lincoln">http://quod.lib.umich.edu/cgi/t/text/text-idx?page=browse&amp;c=lincoln</text:a></text:p>
                          <text:list>
                            <text:list-item>
                              <text:p text:style-name="P14">contains seven links, each of which can be FULLY DOWNLOADED IN TEXT FORM. Simply click on each link, then click “view entire text” (bottom right hand corner of the screen). This gives you access to the whole text in your browser!<text:line-break/></text:p>
                            </text:list-item>
                          </text:list>
                        </text:list-item>
                      </text:list>
                    </text:list-item>
                    <text:list-item>
                      <text:p text:style-name="P18">James Madison Papers</text:p>
                    </text:list-item>
                    <text:list-item>
                      <text:p text:style-name="P18">James Monroe Papers</text:p>
                    </text:list-item>
                    <text:list-item>
                      <text:p text:style-name="P22">George Washington papers</text:p>
                    </text:list-item>
                    <text:list-item>
                      <text:p text:style-name="P18">IN ADDITION to many presidents, this data contains the papers <text:span text:style-name="T3">(i.e. personal correspondences)</text:span> of many other famous people. If I'm sticking with the “happiness” thesis, this could be a very, very useful resource; although it does consist of only very old historical figures. <text:span text:style-name="T4">For example, Frederick Douglass, Wright Brothers, etc.</text:span></text:p>
                    </text:list-item>
                  </text:list>
                </text:list-item>
                <text:list-item>
                  <text:p text:style-name="P12"><text:a xlink:type="simple" xlink:href="http://www.lcweb.loc.gov/rr/mss/">http://www.lcweb.loc.gov/rr/mss/</text:a></text:p>
                </text:list-item>
              </text:list>
            </text:list-item>
          </text:list>
        </text:list-item>
      </text:list>
      <text:p text:style-name="P2"/>
      <text:p text:style-name="P5">Thoughts on Rotunda – John Adams</text:p>
      <text:list xml:id="list6366596410325275483" text:style-name="L2">
        <text:list-item>
          <text:p text:style-name="P23">It seems that at this time, Adams was written to and wrote about everything (basically, personal correspondences are mixed in with business letters</text:p>
          <text:list>
            <text:list-item>
              <text:p text:style-name="P23"><text:a xlink:type="simple" xlink:href="http://rotunda.upress.virginia.edu/founders/default.xqy?keys=ADMS-print-06-16-02-0332">http://rotunda.upress.virginia.edu/founders/default.xqy?keys=ADMS-print-06-16-02-0332</text:a></text:p>
            </text:list-item>
            <text:list-item>
              <text:p text:style-name="P23">the above is an example of a very good letter. However, not all of them are this useful.</text:p>
            </text:list-item>
          </text:list>
        </text:list-item>
      </text:list>
      <text:p text:style-name="P2"/>
      <text:p text:style-name="P2"/>
      <text:p text:style-name="P3">one option: look at issues; for example, gun control. Can look into national rifle association, find out if language is stronger on one side or the other</text:p>
      <text:p text:style-name="P3"/>
      <text:p text:style-name="P1">-<text:span text:style-name="T5">people use less sentimental language long ago; different type of language</text:span></text:p>
      <text:p text:style-name="P1"/>
      <text:p text:style-name="P1">-<text:span text:style-name="T5">make sure there is the same type of dataset; and same genre of document.</text:span></text:p>
      <text:p text:style-name="P1"/>
      <text:p text:style-name="P1">-<text:span text:style-name="T6">sentiment dictionaries: count good and bad words (be careful of negation and understatement)</text:span></text:p>
      <text:p text:style-name="P1"/>
      <text:p text:style-name="P1"><text:soft-page-break/>-<text:span text:style-name="T6">Bing Liu (illinois). Has a good tutorial on sentiment analysis.</text:span></text:p>
      <text:p text:style-name="P1"/>
      <text:p text:style-name="P1">-<text:span text:style-name="T6">Amazon mechanical turk: post a human intelligent task; uses crowdsourcing to find answers to these task. However, this costs money; I can try getting money from colleen</text:span></text:p>
      <text:p text:style-name="P1"/>
      <text:p text:style-name="P1">-<text:span text:style-name="T7">Richard Socher (stanford). Come up with a sentiment anlaysis algorithm using neural nets. Very difficult. May be able to use without understanding in depth.</text:span></text:p>
      <text:p text:style-name="P1"/>
      <text:p text:style-name="P1"/>
      <text:p text:style-name="P1"/>
      <text:p text:style-name="P1"/>
      <text:p text:style-name="P6">Thoughts from reading Bing Liu:</text:p>
      <text:p text:style-name="P4"/>
      <text:p text:style-name="P4">- if we want to do happiness, we can look at a few things. Firstly, we can look at the overall use of adjectives. Secondly, we can try to infer sentiment from objective statements. For example, Abraham Lincoln was probably not a very effusive man, so the death of his children would probably not have been stated as a subjective statement, but rather an objective one. Thus, in order to find the sentiment of these statements, we have to use some new techniques. <text:span text:style-name="T10">One possible idea is to guess how much sentiment must be hidden within objective statements.</text:span></text:p>
      <text:p text:style-name="P4"/>
      <text:p text:style-name="P4">- <text:span text:style-name="T10">there are many personality traits we can learn from sentiment analysis of a person's letters (not just one). Maybe it would be interesting to try finding his personality type from his letters (using four or five axes of personality). Of course, this sounds highly ambitious.</text:span></text:p>
      <text:p text:style-name="P4"/>
      <text:p text:style-name="P4">- <text:span text:style-name="T11">if you want to work on happiness / unhappiness (or the corresponding psychological definition), here is an idea: find words corresponding to things he wants to happen or things he is attached to (bills he wants passed, his son, his house, his country, etc.) and consider the way he talks about these things in his letters. Does he constantly talk about them being harmed or damaged (i.e. negative words and contexts, paranoia)? Does he talk about bills he wants passed all the time? Does he talk about people being unfair to him all the time?</text:span></text:p>
      <text:p text:style-name="P26">More thoughts on Bing Liu: November 3:</text:p>
      <text:p text:style-name="P24"/>
      <text:list xml:id="list1645265623072573800" text:style-name="L3">
        <text:list-item>
          <text:p text:style-name="P25">Fellbaum has said that understanding implied opinions is really hard; as is deciding whether an opinion is emotional or evaluative</text:p>
          <text:list>
            <text:list-item>
              <text:p text:style-name="P25">don't throw these ideas out completely (especially the second)</text:p>
            </text:list-item>
          </text:list>
        </text:list-item>
        <text:list-item>
          <text:p text:style-name="P25">Other ideas:</text:p>
          <text:list>
            <text:list-item>
              <text:p text:style-name="P25">find a president's top words and phrases and figure out how positive or negative each of these phrases are. If the president uses a lot of words and phrases that (according to PMI or some other metric) are negative, then they may have a negative outlook on life.</text:p>
              <text:list>
                <text:list-item>
                  <text:p text:style-name="P25">And vice versa with positive statements.</text:p>
                </text:list-item>
              </text:list>
            </text:list-item>
          </text:list>
        </text:list-item>
        <text:list-item>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21:00:38.073672966</meta:creation-date>
    <dc:date>2015-11-03T12:59:26.026800001</dc:date>
    <meta:editing-duration>P1DT18H25M50S</meta:editing-duration>
    <meta:editing-cycles>88</meta:editing-cycles>
    <meta:generator>LibreOffice/4.2.8.2$Linux_X86_64 LibreOffice_project/420m0$Build-2</meta:generator>
    <meta:document-statistic meta:table-count="0" meta:image-count="0" meta:object-count="0" meta:page-count="5" meta:paragraph-count="69" meta:word-count="1116" meta:character-count="6839" meta:non-whitespace-character-count="5835"/>
  </office:meta>
</office:document-meta>
</file>